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 0603 X5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71E224KA88D</text:p>
          </table:table-cell>
          <table:table-cell office:value-type="string" calcext:value-type="string">
            <text:p>490-3290-1-ND</text:p>
          </table:table-cell>
          <table:table-cell office:value-type="string" calcext:value-type="string">
            <text:p>GRM188R71E224KA88D</text:p>
          </table:table-cell>
          <table:table-cell office:value-type="float" office:value="6242496" calcext:value-type="float">
            <text:p>6242496</text:p>
          </table:table-cell>
          <table:table-cell office:value-type="string" calcext:value-type="string">
            <text:p>91R0949</text:p>
          </table:table-cell>
          <table:table-cell office:value-type="float" office:value="1828900" calcext:value-type="float">
            <text:p>18289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 0603 X5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1A106M080AC</text:p>
          </table:table-cell>
          <table:table-cell office:value-type="string" calcext:value-type="string">
            <text:p>445-6853-1-ND</text:p>
          </table:table-cell>
          <table:table-cell office:value-type="string" calcext:value-type="string">
            <text:p>06036D106MAT2A</text:p>
          </table:table-cell>
          <table:table-cell office:value-type="float" office:value="7882893" calcext:value-type="float">
            <text:p>7882893</text:p>
          </table:table-cell>
          <table:table-cell office:value-type="string" calcext:value-type="string">
            <text:p>04X3239</text:p>
          </table:table-cell>
          <table:table-cell office:value-type="float" office:value="2211164" calcext:value-type="float">
            <text:p>2211164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 0603 X5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K5RACTU</text:p>
          </table:table-cell>
          <table:table-cell office:value-type="string" calcext:value-type="string">
            <text:p>399-5089-1-ND</text:p>
          </table:table-cell>
          <table:table-cell office:value-type="string" calcext:value-type="string">
            <text:p>C0603C104K5RACTU</text:p>
          </table:table-cell>
          <table:table-cell office:value-type="float" office:value="8015347" calcext:value-type="float">
            <text:p>8015347</text:p>
          </table:table-cell>
          <table:table-cell office:value-type="string" calcext:value-type="string">
            <text:p>72J5992</text:p>
          </table:table-cell>
          <table:table-cell office:value-type="float" office:value="1288255" calcext:value-type="float">
            <text:p>1288255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MiniMELF</text:p>
          </table:table-cell>
          <table:table-cell/>
          <table:table-cell office:value-type="string" calcext:value-type="string">
            <text:p>LL4148</text:p>
          </table:table-cell>
          <table:table-cell office:value-type="string" calcext:value-type="string">
            <text:p>LL4148FSCT-ND</text:p>
          </table:table-cell>
          <table:table-cell office:value-type="string" calcext:value-type="string">
            <text:p>LL4148</text:p>
          </table:table-cell>
          <table:table-cell office:value-type="float" office:value="6708826" calcext:value-type="float">
            <text:p>6708826</text:p>
          </table:table-cell>
          <table:table-cell office:value-type="string" calcext:value-type="string">
            <text:p>14M6003</text:p>
          </table:table-cell>
          <table:table-cell office:value-type="float" office:value="7355513" calcext:value-type="float">
            <text:p>7355513</text:p>
          </table:table-cell>
        </table:table-row>
        <table:table-row table:style-name="ro1">
          <table:table-cell office:value-type="string" calcext:value-type="string">
            <text:p>LED1,LE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03 20mA yellow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SML-D12Y8WT86</text:p>
          </table:table-cell>
          <table:table-cell office:value-type="string" calcext:value-type="string">
            <text:p>511-1582-1-ND</text:p>
          </table:table-cell>
          <table:table-cell office:value-type="string" calcext:value-type="string">
            <text:p>5988150107F</text:p>
          </table:table-cell>
          <table:table-cell office:value-type="float" office:value="7008023" calcext:value-type="float">
            <text:p>7008023</text:p>
          </table:table-cell>
          <table:table-cell office:value-type="string" calcext:value-type="string">
            <text:p>75R0585</text:p>
          </table:table-cell>
          <table:table-cell office:value-type="float" office:value="1465989" calcext:value-type="float">
            <text:p>1465989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V Vds, 3A Id, Dual HEXFET MOSFET</text:p>
          </table:table-cell>
          <table:table-cell office:value-type="string" calcext:value-type="string">
            <text:p>International Rectifier</text:p>
          </table:table-cell>
          <table:table-cell office:value-type="string" calcext:value-type="string">
            <text:p>IRF7309PBF</text:p>
          </table:table-cell>
          <table:table-cell office:value-type="string" calcext:value-type="string">
            <text:p>IRF7309PBFCT-ND</text:p>
          </table:table-cell>
          <table:table-cell office:value-type="string" calcext:value-type="string">
            <text:p>IRF7309PBF</text:p>
          </table:table-cell>
          <table:table-cell office:value-type="float" office:value="5429377" calcext:value-type="float">
            <text:p>5429377</text:p>
          </table:table-cell>
          <table:table-cell office:value-type="string" calcext:value-type="string">
            <text:p>19K8239</text:p>
          </table:table-cell>
          <table:table-cell office:value-type="float" office:value="2468006" calcext:value-type="float">
            <text:p>246800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060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JNEA</text:p>
          </table:table-cell>
          <table:table-cell office:value-type="string" calcext:value-type="string">
            <text:p>541-10KGCT-ND</text:p>
          </table:table-cell>
          <table:table-cell office:value-type="string" calcext:value-type="string">
            <text:p>CRCW060310K0JNEAHP</text:p>
          </table:table-cell>
          <table:table-cell office:value-type="float" office:value="8206928" calcext:value-type="float">
            <text:p>8206928</text:p>
          </table:table-cell>
          <table:table-cell office:value-type="string" calcext:value-type="string">
            <text:p>52K8066</text:p>
          </table:table-cell>
          <table:table-cell office:value-type="float" office:value="1469749" calcext:value-type="float">
            <text:p>1469749</text:p>
          </table:table-cell>
        </table:table-row>
        <table:table-row table:style-name="ro1">
          <table:table-cell office:value-type="string" calcext:value-type="string">
            <text:p>R2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 <text:s/>060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0KJNEA</text:p>
          </table:table-cell>
          <table:table-cell office:value-type="string" calcext:value-type="string">
            <text:p>541-100KGCT-ND</text:p>
          </table:table-cell>
          <table:table-cell office:value-type="string" calcext:value-type="string">
            <text:p>CRCW0603100KJNEAHP</text:p>
          </table:table-cell>
          <table:table-cell office:value-type="float" office:value="8206916" calcext:value-type="float">
            <text:p>8206916</text:p>
          </table:table-cell>
          <table:table-cell office:value-type="string" calcext:value-type="string">
            <text:p>59M6763</text:p>
          </table:table-cell>
          <table:table-cell office:value-type="float" office:value="1692517" calcext:value-type="float">
            <text:p>169251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k <text:s/>060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300KFKEA</text:p>
          </table:table-cell>
          <table:table-cell office:value-type="string" calcext:value-type="string">
            <text:p>311-300KGRCT-ND</text:p>
          </table:table-cell>
          <table:table-cell office:value-type="string" calcext:value-type="string">
            <text:p>RC0603JR07300KL</text:p>
          </table:table-cell>
          <table:table-cell office:value-type="float" office:value="8280617" calcext:value-type="float">
            <text:p>8280617</text:p>
          </table:table-cell>
          <table:table-cell office:value-type="string" calcext:value-type="string">
            <text:p>52K8409</text:p>
          </table:table-cell>
          <table:table-cell office:value-type="float" office:value="1652871" calcext:value-type="float">
            <text:p>1652871</text:p>
          </table:table-cell>
        </table:table-row>
        <table:table-row table:style-name="ro1">
          <table:table-cell office:value-type="string" calcext:value-type="string">
            <text:p>R5, 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 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C0805FR071KL</text:p>
          </table:table-cell>
          <table:table-cell office:value-type="float" office:value="6183583" calcext:value-type="float">
            <text:p>6183583</text:p>
          </table:table-cell>
          <table:table-cell office:value-type="string" calcext:value-type="string">
            <text:p>82K7536</text:p>
          </table:table-cell>
          <table:table-cell office:value-type="float" office:value="9237496" calcext:value-type="float">
            <text:p>9237496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ile switch</text:p>
          </table:table-cell>
          <table:table-cell/>
          <table:table-cell office:value-type="string" calcext:value-type="string">
            <text:p>FSM2JSMA</text:p>
          </table:table-cell>
          <table:table-cell office:value-type="string" calcext:value-type="string">
            <text:p>450-1130-ND</text:p>
          </table:table-cell>
          <table:table-cell office:value-type="float" office:value="214375657" calcext:value-type="float">
            <text:p>214375657</text:p>
          </table:table-cell>
          <table:table-cell office:value-type="float" office:value="4791491" calcext:value-type="float">
            <text:p>4791491</text:p>
          </table:table-cell>
          <table:table-cell office:value-type="string" calcext:value-type="string">
            <text:p>92F2864</text:p>
          </table:table-cell>
          <table:table-cell office:value-type="float" office:value="3801287" calcext:value-type="float">
            <text:p>3801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2:13:14.460916554</meta:creation-date>
    <dc:date>2018-03-25T22:13:50.710644958</dc:date>
    <meta:editing-duration>PT36S</meta:editing-duration>
    <meta:editing-cycles>1</meta:editing-cycles>
    <meta:document-statistic meta:table-count="1" meta:cell-count="118" meta:object-count="0"/>
    <meta:generator>LibreOffice/5.1.6.2$Linux_X86_64 LibreOffice_project/10m0$Build-2</meta:generator>
  </office:meta>
</office:document-meta>
</file>